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Segoe UI Semibold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Segoe UI Semibold" fo:font-size="24pt" style:font-size-asian="24pt" style:font-size-complex="24pt"/>
    </style:style>
    <style:style style:name="T7" style:family="text">
      <style:text-properties style:text-position="super 58%" style:font-name="Segoe UI Semibold" fo:font-size="32pt" style:font-size-asian="32pt" style:font-size-complex="32pt"/>
    </style:style>
    <style:style style:name="T8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Epistle Reading</text:span></text:p>
            <text:p text:style-name="P1"><text:span text:style-name="T2">1 Peter 3:8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6.096cm" svg:x="1.524cm" svg:y="1.016cm">
          <draw:text-box>
            <text:p text:style-name="P4"><text:span text:style-name="T3">8</text:span><text:span text:style-name="T4">Finally, all of you, have unity of mind, sympathy, brotherly love, a tender heart, and a humble m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5.08cm" svg:x="1.499cm" svg:y="1.109cm">
          <draw:text-box>
            <text:p text:style-name="P4"><text:span text:style-name="T3">9</text:span><text:span text:style-name="T4">Do not repay evil for evil or reviling for reviling, but on the contrary, bless, for to this you were called, that you may obtain a blessing</text:span><text:span text:style-name="T5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7.385cm" svg:x="1.778cm" svg:y="0.997cm">
          <draw:text-box>
            <text:p text:style-name="P1"><text:span text:style-name="T3">10</text:span><text:span text:style-name="T4">For “Whoever desires</text:span></text:p>
            <text:p text:style-name="P1"><text:span text:style-name="T4">to love life and see good days,</text:span></text:p>
            <text:p text:style-name="P1"><text:span text:style-name="T4">let him keep his tongue from evil</text:span></text:p>
            <text:p text:style-name="P1"><text:span text:style-name="T4">and his lips from speaking deceit;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7.766cm" svg:x="1.778cm" svg:y="0.762cm">
          <draw:text-box>
            <text:p text:style-name="P1"><text:span text:style-name="T7"><text:s/></text:span><text:span text:style-name="T3">11</text:span><text:span text:style-name="T4">let him turn away from evil and do good;</text:span></text:p>
            <text:p text:style-name="P1"><text:span text:style-name="T4">let him seek peace and pursue it.</text:span></text:p>
            <text:p text:style-name="P1"><text:span text:style-name="T3">12</text:span><text:span text:style-name="T4">For the eyes of the Lord</text:span></text:p>
            <text:p text:style-name="P1"><text:span text:style-name="T4">are on the righteous,</text:span></text:p>
            <text:p text:style-name="P1"><text:span text:style-name="T4">and his ears are open to their pray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8" draw:layer="layout" svg:width="24.384cm" svg:height="3.556cm" svg:x="1.778cm" svg:y="0.762cm">
          <draw:text-box>
            <text:p text:style-name="P1"><text:span text:style-name="T8"><text:s/></text:span><text:span text:style-name="T4">But the face of the Lord</text:span></text:p>
            <text:p text:style-name="P1"><text:span text:style-name="T4">is against those who do evi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02:50.683000000</meta:creation-date>
    <dc:date>2016-12-19T13:16:49.153000000</dc:date>
    <meta:editing-duration>PT3M45S</meta:editing-duration>
    <meta:editing-cycles>3</meta:editing-cycles>
    <meta:generator>LibreOffice/5.2.3.3$Windows_X86_64 LibreOffice_project/d54a8868f08a7b39642414cf2c8ef2f228f780cf</meta:generator>
    <meta:document-statistic meta:object-count="39"/>
  </office:meta>
</office:document-meta>
</file>